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6.6931in" table:align="left"/>
    </style:style>
    <style:style style:name="Tabla1.A" style:family="table-column">
      <style:table-column-properties style:column-width="0.6299in"/>
    </style:style>
    <style:style style:name="Tabla1.B" style:family="table-column">
      <style:table-column-properties style:column-width="0.9986in"/>
    </style:style>
    <style:style style:name="Tabla1.C" style:family="table-column">
      <style:table-column-properties style:column-width="5.0646in"/>
    </style:style>
    <style:style style:name="Tabla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weight="bold" officeooo:rsid="00139fad" style:font-weight-asian="bold" style:font-weight-complex="bold"/>
    </style:style>
    <style:style style:name="P2" style:family="paragraph" style:parent-style-name="Standard">
      <style:text-properties fo:font-style="italic" fo:font-weight="normal" officeooo:rsid="00139fad" officeooo:paragraph-rsid="00139fad" style:font-style-asian="italic" style:font-weight-asian="normal" style:font-style-complex="italic" style:font-weight-complex="normal"/>
    </style:style>
    <style:style style:name="P3" style:family="paragraph" style:parent-style-name="Heading_20_3">
      <style:text-properties fo:font-size="14pt" fo:font-style="italic" fo:font-weight="bold" officeooo:rsid="001e32b4" officeooo:paragraph-rsid="00139fa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fo:font-style="italic" officeooo:rsid="001e32b4" style:font-size-asian="12pt" style:font-style-asian="italic" style:font-style-complex="italic"/>
    </style:style>
    <style:style style:name="P5" style:family="paragraph" style:parent-style-name="Text_20_body" style:list-style-name="L1">
      <style:text-properties fo:font-style="italic" officeooo:rsid="001e32b4" style:font-size-asian="12pt" style:font-style-asian="italic" style:font-style-complex="italic"/>
    </style:style>
    <style:style style:name="P6" style:family="paragraph" style:parent-style-name="Heading_20_3">
      <style:text-properties fo:font-style="italic" officeooo:rsid="001e32b4" style:font-size-asian="12pt" style:font-style-asian="italic" style:font-style-complex="italic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fo:font-style="italic" officeooo:rsid="001e32b4" style:font-size-asian="12pt" style:font-style-asian="italic" style:font-style-complex="italic"/>
    </style:style>
    <style:style style:name="P8" style:family="paragraph" style:parent-style-name="Text_20_body" style:list-style-name="L2">
      <style:text-properties fo:font-style="italic" officeooo:rsid="001e32b4" style:font-size-asian="12pt" style:font-style-asian="italic" style:font-style-complex="italic"/>
    </style:style>
    <style:style style:name="P9" style:family="paragraph" style:parent-style-name="Heading_20_3">
      <style:paragraph-properties fo:margin-top="0in" fo:margin-bottom="0.0972in" style:contextual-spacing="false" fo:line-height="115%"/>
      <style:text-properties fo:font-style="italic" officeooo:rsid="001e32b4" style:font-size-asian="12pt" style:font-style-asian="italic" style:font-style-complex="italic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tyle="italic" officeooo:rsid="001e32b4" style:font-size-asian="12pt" style:font-style-asian="italic" style:font-style-complex="italic"/>
    </style:style>
    <style:style style:name="P11" style:family="paragraph" style:parent-style-name="Text_20_body" style:list-style-name="L3">
      <style:text-properties fo:font-style="italic" officeooo:rsid="001e32b4" style:font-size-asian="12pt" style:font-style-asian="italic" style:font-style-complex="italic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tyle="italic" officeooo:rsid="001e32b4" style:font-size-asian="12pt" style:font-style-asian="italic" style:font-style-complex="italic"/>
    </style:style>
    <style:style style:name="P13" style:family="paragraph" style:parent-style-name="Text_20_body" style:list-style-name="L4">
      <style:text-properties fo:font-style="italic" officeooo:rsid="001e32b4" style:font-size-asian="12pt" style:font-style-asian="italic" style:font-style-complex="italic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tyle="italic" officeooo:rsid="001e32b4" style:font-size-asian="12pt" style:font-style-asian="italic" style:font-style-complex="italic"/>
    </style:style>
    <style:style style:name="P15" style:family="paragraph" style:parent-style-name="Text_20_body" style:list-style-name="L5">
      <style:text-properties fo:font-style="italic" officeooo:rsid="001e32b4" style:font-size-asian="12pt" style:font-style-asian="italic" style:font-style-complex="italic"/>
    </style:style>
    <style:style style:name="P16" style:family="paragraph" style:parent-style-name="Text_20_body">
      <style:text-properties fo:font-style="italic" officeooo:rsid="001e32b4" style:font-size-asian="12pt" style:font-style-asian="italic" style:font-style-complex="italic"/>
    </style:style>
    <style:style style:name="P17" style:family="paragraph" style:parent-style-name="Standard">
      <style:text-properties fo:font-size="12pt" fo:font-style="italic" fo:font-weight="normal" officeooo:rsid="001e32b4" officeooo:paragraph-rsid="00139fad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break-before="page"/>
      <style:text-properties fo:font-size="12pt" fo:font-style="italic" fo:font-weight="normal" officeooo:rsid="001e32b4" officeooo:paragraph-rsid="00139fad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Heading_20_2">
      <style:text-properties fo:font-size="12pt" fo:font-style="normal" fo:font-weight="normal" officeooo:rsid="001faefa" officeooo:paragraph-rsid="001faefa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text-properties officeooo:rsid="001faefa" style:font-size-asian="12pt"/>
    </style:style>
    <style:style style:name="P21" style:family="paragraph" style:parent-style-name="Text_20_body">
      <style:text-properties officeooo:paragraph-rsid="0023e7a5"/>
    </style:style>
    <style:style style:name="P22" style:family="paragraph" style:parent-style-name="Heading_20_3">
      <style:text-properties fo:font-size="12pt" fo:font-style="normal" fo:font-weight="normal" officeooo:rsid="00227518" officeooo:paragraph-rsid="0023e7a5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Heading_20_3">
      <style:paragraph-properties fo:break-before="page"/>
      <style:text-properties fo:font-size="12pt" fo:font-style="normal" fo:font-weight="normal" officeooo:rsid="00227518" officeooo:paragraph-rsid="0023e7a5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text-properties officeooo:rsid="00227518" officeooo:paragraph-rsid="0023e7a5" style:font-size-asian="12pt"/>
    </style:style>
    <style:style style:name="P25" style:family="paragraph" style:parent-style-name="Text_20_body">
      <style:text-properties fo:font-size="12pt" fo:font-style="normal" fo:font-weight="normal" officeooo:rsid="00227518" officeooo:paragraph-rsid="0023e7a5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text-properties fo:font-size="12pt" fo:font-style="normal" fo:font-weight="normal" officeooo:rsid="0023e7a5" officeooo:paragraph-rsid="0023e7a5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text-properties fo:font-size="10pt" fo:font-style="normal" fo:font-weight="normal" officeooo:rsid="001faefa" officeooo:paragraph-rsid="001faefa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 style:list-style-name="L6">
      <style:text-properties fo:font-size="10pt" officeooo:rsid="001faefa" style:font-size-asian="10pt" style:font-size-complex="10pt"/>
    </style:style>
    <style:style style:name="P29" style:family="paragraph" style:parent-style-name="Text_20_body" style:list-style-name="L7">
      <style:text-properties fo:font-size="10pt" officeooo:rsid="001faefa" style:font-size-asian="10pt" style:font-size-complex="10pt"/>
    </style:style>
    <style:style style:name="P30" style:family="paragraph" style:parent-style-name="Text_20_body" style:list-style-name="L8">
      <style:text-properties fo:font-size="10pt" officeooo:rsid="001faefa" style:font-size-asian="10pt" style:font-size-complex="10pt"/>
    </style:style>
    <style:style style:name="P31" style:family="paragraph" style:parent-style-name="Text_20_body" style:list-style-name="L9">
      <style:text-properties fo:font-size="10pt" officeooo:rsid="001faefa" style:font-size-asian="10pt" style:font-size-complex="10pt"/>
    </style:style>
    <style:style style:name="P32" style:family="paragraph" style:parent-style-name="Text_20_body" style:list-style-name="L10">
      <style:text-properties fo:font-size="10pt" officeooo:rsid="001faefa" style:font-size-asian="10pt" style:font-size-complex="10pt"/>
    </style:style>
    <style:style style:name="P33" style:family="paragraph" style:parent-style-name="Text_20_body" style:list-style-name="L11">
      <style:text-properties fo:font-size="10pt" officeooo:rsid="001faefa" style:font-size-asian="10pt" style:font-size-complex="10pt"/>
    </style:style>
    <style:style style:name="P34" style:family="paragraph" style:parent-style-name="Text_20_body" style:list-style-name="L12">
      <style:text-properties fo:font-size="10pt" officeooo:rsid="001faefa" style:font-size-asian="10pt" style:font-size-complex="10pt"/>
    </style:style>
    <style:style style:name="P35" style:family="paragraph" style:parent-style-name="Text_20_body" style:list-style-name="L13">
      <style:text-properties fo:font-size="10pt" officeooo:rsid="001faefa" style:font-size-asian="10pt" style:font-size-complex="10pt"/>
    </style:style>
    <style:style style:name="P36" style:family="paragraph" style:parent-style-name="Text_20_body" style:list-style-name="L14">
      <style:text-properties fo:font-size="10pt" officeooo:rsid="001faefa" style:font-size-asian="10pt" style:font-size-complex="10pt"/>
    </style:style>
    <style:style style:name="P37" style:family="paragraph" style:parent-style-name="Text_20_body" style:list-style-name="L15">
      <style:text-properties fo:font-size="10pt" officeooo:rsid="001faefa" style:font-size-asian="10pt" style:font-size-complex="10pt"/>
    </style:style>
    <style:style style:name="P38" style:family="paragraph" style:parent-style-name="Text_20_body" style:list-style-name="L16">
      <style:text-properties fo:font-size="10pt" officeooo:rsid="001faefa" style:font-size-asian="10pt" style:font-size-complex="10pt"/>
    </style:style>
    <style:style style:name="P39" style:family="paragraph" style:parent-style-name="Text_20_body">
      <style:text-properties officeooo:paragraph-rsid="0026ba82"/>
    </style:style>
    <style:style style:name="P40" style:family="paragraph" style:parent-style-name="Text_20_body">
      <style:text-properties fo:font-size="10pt" officeooo:rsid="001faefa" style:font-size-asian="10pt" style:font-size-complex="10pt"/>
    </style:style>
    <style:style style:name="P41" style:family="paragraph" style:parent-style-name="Text_20_body">
      <style:text-properties fo:font-size="10pt" fo:font-style="normal" fo:font-weight="normal" officeooo:rsid="002e1aca" officeooo:paragraph-rsid="002e1aca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style:paragraph-properties fo:break-before="page"/>
      <style:text-properties fo:font-size="10pt" fo:font-style="normal" fo:font-weight="normal" officeooo:rsid="002e1aca" officeooo:paragraph-rsid="002e1aca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text-properties fo:font-size="10pt" fo:font-weight="normal" officeooo:rsid="002e1aca" officeooo:paragraph-rsid="002e1aca" style:font-size-asian="10pt" style:font-weight-asian="normal" style:font-size-complex="10pt" style:font-weight-complex="normal"/>
    </style:style>
    <style:style style:name="P44" style:family="paragraph" style:parent-style-name="Text_20_body">
      <style:text-properties fo:font-size="10pt" fo:font-style="normal" fo:font-weight="normal" officeooo:rsid="002e1aca" officeooo:paragraph-rsid="002ef875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text-properties fo:color="#cccccc" loext:opacity="100%" style:font-name="Consolas" fo:font-size="10.5pt" fo:font-style="normal" fo:font-weight="normal" officeooo:rsid="002e1aca" officeooo:paragraph-rsid="002ef875" fo:background-color="#1f1f1f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fo:background-color="#1f1f1f"/>
    </style:style>
    <style:style style:name="P47" style:family="paragraph" style:parent-style-name="Text_20_body">
      <style:text-properties fo:font-size="10pt" fo:font-style="normal" fo:font-weight="normal" officeooo:rsid="001faefa" officeooo:paragraph-rsid="00299d9f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ext_20_body">
      <style:text-properties fo:font-size="10pt" fo:font-style="normal" style:text-underline-style="none" fo:font-weight="normal" officeooo:rsid="001faefa" officeooo:paragraph-rsid="00299d9f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ext_20_body">
      <style:paragraph-properties fo:break-before="page"/>
      <style:text-properties fo:font-size="10pt" fo:font-style="normal" fo:font-weight="normal" officeooo:rsid="001e32b4" officeooo:paragraph-rsid="001e32b4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2pt" fo:font-style="normal" fo:font-weight="normal" officeooo:rsid="00227518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officeooo:rsid="0023e7a5"/>
    </style:style>
    <style:style style:name="T4" style:family="text">
      <style:text-properties fo:font-size="10pt" officeooo:rsid="001faefa" style:font-size-asian="10pt" style:font-size-complex="10pt"/>
    </style:style>
    <style:style style:name="T5" style:family="text">
      <style:text-properties fo:font-size="10pt" officeooo:rsid="0026ba82" style:font-size-asian="10pt" style:font-size-complex="10pt"/>
    </style:style>
    <style:style style:name="T6" style:family="text">
      <style:text-properties officeooo:rsid="0026ba82"/>
    </style:style>
    <style:style style:name="T7" style:family="text">
      <style:text-properties fo:color="#808080" loext:opacity="100%"/>
    </style:style>
    <style:style style:name="T8" style:family="text">
      <style:text-properties fo:color="#569cd6" loext:opacity="100%"/>
    </style:style>
    <style:style style:name="T9" style:family="text">
      <style:text-properties fo:color="#808080" loext:opacity="100%" style:font-name="Consolas" fo:font-size="10.5pt" fo:font-weight="normal"/>
    </style:style>
    <style:style style:name="T10" style:family="text">
      <style:text-properties fo:color="#569cd6" loext:opacity="100%" style:font-name="Consolas" fo:font-size="10.5pt" fo:font-weight="normal"/>
    </style:style>
    <style:style style:name="T11" style:family="text">
      <style:text-properties style:font-name="Consolas" fo:font-size="10.5pt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EVOPS HUB</text:p>
      <text:p text:style-name="Standard"/>
      <text:p text:style-name="P2"><text:span text:style-name="T1">Configuración del entorno de desarrollo</text:span> </text:p>
      <text:p text:style-name="P2"/>
      <text:h text:style-name="P3" text:outline-level="3">Etapa 1: Configuración del proyecto base</text:h>
      <text:list text:style-name="L1">
        <text:list-item>
          <text:p text:style-name="P4">Estructura de carpetas del proyecto </text:p>
        </text:list-item>
        <text:list-item>
          <text:p text:style-name="P4">Configuración de Express y dependencias necesarias </text:p>
        </text:list-item>
        <text:list-item>
          <text:p text:style-name="P5">Configuración inicial de la base de datos SQLite</text:p>
        </text:list-item>
      </text:list>
      <text:h text:style-name="P6" text:outline-level="3">Etapa 2: Autenticación básica (HU1)</text:h>
      <text:list text:style-name="L2">
        <text:list-item>
          <text:p text:style-name="P7">Modelo de usuario en la base de datos </text:p>
        </text:list-item>
        <text:list-item>
          <text:p text:style-name="P7">API para registro e inicio de sesión </text:p>
        </text:list-item>
        <text:list-item>
          <text:p text:style-name="P8">Interfaz frontend para registro e inicio de sesión </text:p>
        </text:list-item>
      </text:list>
      <text:h text:style-name="P9" text:outline-level="3">Etapa 3: Dashboard y gestión de proyectos (HU2, HU3)</text:h>
      <text:list text:style-name="L3">
        <text:list-item>
          <text:p text:style-name="P10">Modelo de proyectos en la base de datos </text:p>
        </text:list-item>
        <text:list-item>
          <text:p text:style-name="P10">API para crear y listar proyectos </text:p>
        </text:list-item>
        <text:list-item>
          <text:p text:style-name="P11">Interfaz frontend para el dashboard y gestión de proyectos </text:p>
        </text:list-item>
      </text:list>
      <text:h text:style-name="P9" text:outline-level="3">Etapa 4: Integración con GitHub (HU4)</text:h>
      <text:list text:style-name="L4">
        <text:list-item>
          <text:p text:style-name="P12">Configuración de autenticación OAuth con GitHub </text:p>
        </text:list-item>
        <text:list-item>
          <text:p text:style-name="P12">API para conectar con GitHub y obtener repositorios </text:p>
        </text:list-item>
        <text:list-item>
          <text:p text:style-name="P13">Interfaz para mostrar repositorios de GitHub </text:p>
        </text:list-item>
      </text:list>
      <text:h text:style-name="P9" text:outline-level="3">Etapa 5: Seguridad y pruebas (HU5)</text:h>
      <text:list text:style-name="L5">
        <text:list-item>
          <text:p text:style-name="P14">Validación de formularios </text:p>
        </text:list-item>
        <text:list-item>
          <text:p text:style-name="P14">Consultas parametrizadas </text:p>
        </text:list-item>
        <text:list-item>
          <text:p text:style-name="P15">Pruebas finales</text:p>
        </text:list-item>
      </text:list>
      <text:p text:style-name="P16"/>
      <text:p text:style-name="P17"/>
      <text:p text:style-name="P17"/>
      <text:p text:style-name="P18"/>
      <text:h text:style-name="P19" text:outline-level="2">Etapa 1: Configuración del proyecto base</text:h>
      <text:p text:style-name="P20">Vamos a crear la estructura del proyecto y configurar las dependencias necesarias:</text:p>
      <text:p text:style-name="P21"><text:span text:style-name="T2">Estructura de carpetas:<text:line-break/>devops-hub/<text:line-break/> <text:s/>├── node_modules/<text:line-break/> <text:s/>├── public/ </text:span># Archivos estáticos (CSS, JS, imágenes) <text:span text:style-name="T2"><text:line-break/> <text:s/>│ <text:s text:c="2"/>├── css/<text:line-break/> <text:s/>│ <text:s text:c="2"/>├── js/<text:line-break/> <text:s/>│ <text:s text:c="2"/>└── img/<text:line-break/> <text:s/>├── src/ </text:span># Código fuente <text:span text:style-name="T2"><text:line-break/> <text:s/>│ <text:s text:c="2"/>├── config/ </text:span># Configuraciones <text:span text:style-name="T2"><text:line-break/> <text:s/>│ <text:s text:c="2"/>├── controllers/ </text:span># Controladores <text:span text:style-name="T2"><text:line-break/> <text:s/>│ <text:s text:c="2"/>├── models/ <text:s/></text:span># Modelos de datos <text:span text:style-name="T2"><text:line-break/> <text:s/>│ <text:s text:c="2"/>├── routes/ </text:span># Rutas API <text:span text:style-name="T2"><text:line-break/> <text:s/>│ <text:s text:c="2"/>├── middleware/ </text:span># Middleware personalizado <text:span text:style-name="T2"><text:line-break/> <text:s/>│ <text:s text:c="2"/>├── utils/ </text:span># Utilidades <text:span text:style-name="T2"><text:line-break/> <text:s/>│ <text:s text:c="2"/>└── db/ </text:span># Configuración de base de datos <text:span text:style-name="T2"><text:line-break/> <text:s/>├── views/ </text:span># Plantillas HTML <text:span text:style-name="T2"><text:line-break/> <text:s/>├── .env </text:span># Variables de entorno <text:span text:style-name="T2"><text:line-break/> <text:s/>├── .gitignore<text:line-break/> <text:s/>├── app.js </text:span># Punto de entrada de la aplicación <text:span text:style-name="T2"><text:line-break/> <text:s/>├── package.json </text:span># Dependencias y scripts <text:span text:style-name="T2"><text:line-break/> <text:s/>└── README.md</text:span></text:p>
      <text:h text:style-name="P22" text:outline-level="3"/>
      <text:h text:style-name="P23" text:outline-level="3">2. Instalación de las dependencias principales</text:h>
      <text:p text:style-name="P24"><text:span text:style-name="T3">Iniciamos un proyecto node.js con </text:span><text:s/><text:span text:style-name="Source_20_Text">npm init</text:span> <text:span text:style-name="T3">e instalamos express<text:line-break/>con npm install express</text:span></text:p>
      <text:p text:style-name="P24"><text:span text:style-name="T3">Ahora</text:span> vamos a instalar algunas dependencias adicionales que necesitaremos:</text:p>
      <text:p text:style-name="P25">npm install express sqlite3 bcrypt express-session cookie-parser dotenv</text:p>
      <text:p text:style-name="P26">Lo que se instala: </text:p>
      <text:p text:style-name="P27"><text:span text:style-name="Strong_20_Emphasis"><text:span text:style-name="Source_20_Text">express</text:span></text:span><text:line-break/>Framework web minimalista para Node.js.</text:p>
      <text:list text:style-name="L6">
        <text:list-item>
          <text:p text:style-name="P28">Te permite crear servidores web fácilmente.</text:p>
        </text:list-item>
        <text:list-item>
          <text:p text:style-name="P28">Gestiona rutas (<text:span text:style-name="Source_20_Text">GET</text:span>, <text:span text:style-name="Source_20_Text">POST</text:span>, etc.), peticiones, respuestas, middleware...</text:p>
        </text:list-item>
      </text:list>
      <text:list text:style-name="L7">
        <text:list-item>
          <text:p text:style-name="P29"><text:span text:style-name="Strong_20_Emphasis"><text:span text:style-name="Source_20_Text">sqlite3</text:span></text:span><text:line-break/>Driver para usar bases de datos SQLite en Node.js.</text:p>
        </text:list-item>
      </text:list>
      <text:list text:style-name="L8">
        <text:list-item>
          <text:p text:style-name="P30">Permite conectarte a una base de datos <text:span text:style-name="Source_20_Text">.sqlite</text:span> o <text:span text:style-name="Source_20_Text">.db</text:span> y hacer consultas SQL desde Node.</text:p>
        </text:list-item>
      </text:list>
      <text:list text:style-name="L9">
        <text:list-item>
          <text:p text:style-name="P31"><text:span text:style-name="Strong_20_Emphasis"><text:span text:style-name="Source_20_Text">bcrypt</text:span></text:span><text:line-break/>Librería para <text:span text:style-name="Strong_20_Emphasis">hashear contraseñas</text:span>.</text:p>
        </text:list-item>
      </text:list>
      <text:list text:style-name="L10">
        <text:list-item>
          <text:p text:style-name="P32">Usa el algoritmo bcrypt, que es seguro y lento a propósito (difícil de romper).</text:p>
        </text:list-item>
        <text:list-item>
          <text:p text:style-name="P32">Ideal para proteger contraseñas de usuarios antes de guardarlas en la base de datos.</text:p>
        </text:list-item>
      </text:list>
      <text:list text:style-name="L11">
        <text:list-item>
          <text:p text:style-name="P33"><text:span text:style-name="Strong_20_Emphasis"><text:span text:style-name="Source_20_Text">express-session</text:span></text:span><text:line-break/>Middleware para manejar sesiones en Express.</text:p>
        </text:list-item>
      </text:list>
      <text:list text:style-name="L12">
        <text:list-item>
          <text:p text:style-name="P34">Permite almacenar información entre peticiones (por ejemplo, saber si un usuario ha iniciado sesión).</text:p>
        </text:list-item>
        <text:list-item>
          <text:p text:style-name="P34">Usa cookies para mantener el identificador de sesión.</text:p>
        </text:list-item>
      </text:list>
      <text:list text:style-name="L13">
        <text:list-item>
          <text:p text:style-name="P35"><text:span text:style-name="Strong_20_Emphasis"><text:span text:style-name="Source_20_Text">cookie-parser</text:span></text:span><text:line-break/>Middleware para analizar (parsear) cookies que llegan en las peticiones HTTP.</text:p>
        </text:list-item>
      </text:list>
      <text:list text:style-name="L14">
        <text:list-item>
          <text:p text:style-name="P36">Es necesario para leer las cookies (por ejemplo, con el ID de sesión).</text:p>
        </text:list-item>
      </text:list>
      <text:list text:style-name="L15">
        <text:list-item>
          <text:p text:style-name="P37"><text:span text:style-name="Strong_20_Emphasis"><text:span text:style-name="Source_20_Text">dotenv</text:span></text:span><text:line-break/>Carga variables de entorno desde un archivo <text:span text:style-name="Source_20_Text">.env</text:span> al entorno de ejecución de Node.</text:p>
        </text:list-item>
      </text:list>
      <text:list text:style-name="L16">
        <text:list-item>
          <text:p text:style-name="P38">Ideal para guardar cosas sensibles como claves secretas, contraseñas, puertos, etc.</text:p>
        </text:list-item>
      </text:list>
      <text:p text:style-name="P39"><text:span text:style-name="T4"><text:line-break/></text:span><text:span text:style-name="T5">Puede que dé un error al ejecutar el comando npm install express sqlite3 bcrypt express-session cookie-parser dotenv:<text:line-break/></text:span>npm error code EJSONPARSE npm error path C:\Users\Amaho\devops-hub/package.json npm error JSON.parse Unexpected end of JSON input while parsing empty string npm error JSON.parse Failed to parse JSON data. npm error JSON.parse Note: package.json must be actual JSON, not just JavaScript. </text:p>
      <text:p text:style-name="P39"><text:line-break/><text:span text:style-name="T6">Si eso ocurre, borrar el package.json y ejecutar:<text:line-break/>npm init -y<text:line-break/>Para recrear el package.json<text:line-break/>Re-ejecutamos el comando npm install express sqlite3 bcrypt express-session cookie-parser dotenv<text:line-break/>después.<text:line-break/></text:span></text:p>
      <text:p text:style-name="P40"><text:soft-page-break/></text:p>
      <text:p text:style-name="P41">Tras abrir el proyecto:</text:p>
      <text:p text:style-name="P41">1. Se crea un archivo app.js con rutas básicas:</text:p>
      <text:p text:style-name="P41">const express = require('express');<text:line-break/>const app = express();<text:line-break/>const port = 3000;<text:line-break/><text:line-break/>app.use(express.json()); // Permite leer body en POST<text:line-break/><text:line-break/>// GET<text:line-break/>app.get('/', (req, res) =&gt; {<text:line-break/> <text:s/>res.send('Petición GET recibida');<text:line-break/>});<text:line-break/><text:line-break/>// POST<text:line-break/>app.post('/', (req, res) =&gt; {<text:line-break/> <text:s/>console.log('Cuerpo recibido:', req.body);<text:line-break/> <text:s/>res.send('Petición POST recibida');<text:line-break/>});<text:line-break/><text:line-break/>app.listen(port, () =&gt; {<text:line-break/> <text:s/>console.log(`Servidor corriendo en http://localhost:${port}`);<text:line-break/>});</text:p>
      <text:p text:style-name="P41"/>
      <text:p text:style-name="P41">Para probar las rutas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Método</text:p>
            </table:table-cell>
            <table:table-cell table:style-name="Tabla1.A1" office:value-type="string">
              <text:p text:style-name="Table_20_Heading">Herramienta</text:p>
            </table:table-cell>
            <table:table-cell table:style-name="Tabla1.A1" office:value-type="string">
              <text:p text:style-name="Table_20_Heading"/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ource_20_Text">GET</text:span></text:p>
          </table:table-cell>
          <table:table-cell table:style-name="Tabla1.A1" office:value-type="string">
            <text:p text:style-name="Table_20_Contents">Navegador</text:p>
          </table:table-cell>
          <table:table-cell table:style-name="Tabla1.A1" office:value-type="string">
            <text:p text:style-name="Table_20_Contents">Al escribir <text:span text:style-name="Source_20_Text">http://localhost:3000</text:span>, se dispara automáticamente.</text:p>
          </table:table-cell>
        </table:table-row>
        <table:table-row>
          <table:table-cell table:style-name="Tabla1.A1" office:value-type="string">
            <text:p text:style-name="Table_20_Contents"><text:span text:style-name="Source_20_Text">POST</text:span></text:p>
          </table:table-cell>
          <table:table-cell table:style-name="Tabla1.A1" office:value-type="string">
            <text:p text:style-name="Table_20_Contents">Postman</text:p>
          </table:table-cell>
          <table:table-cell table:style-name="Tabla1.A1" office:value-type="string">
            <text:p text:style-name="Table_20_Contents">Se necesita una herramienta como Postman o código frontend para enviar datos al servidor. No se activa sola desde el navegador.</text:p>
          </table:table-cell>
        </table:table-row>
      </table:table>
      <text:p text:style-name="P41"><text:line-break/>A mayores he añadido una herramienta para reiniciar el servidor y ver los cambios en el navegador automáticamente</text:p>
      <text:p text:style-name="P41">Aquí se describe la implementación: </text:p>
      <text:p text:style-name="P41">Paso 1: Instalar <text:span text:style-name="Source_20_Text">nodemon</text:span> <text:line-break/>npm install --save-dev nodemon<text:line-break/></text:p>
      <text:p text:style-name="P41">Paso 2: Añadir un script en <text:span text:style-name="Source_20_Text">package.json</text:span> </text:p>
      <text:p text:style-name="P41">"scripts": {</text:p>
      <text:p text:style-name="P41"><text:s text:c="2"/>"dev": "nodemon app.js"</text:p>
      <text:p text:style-name="P41">}</text:p>
      <text:p text:style-name="P41">Paso 3: Ejecutar app</text:p>
      <text:p text:style-name="P41">npm run dev</text:p>
      <text:p text:style-name="P42"/>
      <text:p text:style-name="P41">4. Recarga automática del navegador (live reload)</text:p>
      <text:p text:style-name="P41">Para que también se recargue el <text:span text:style-name="Strong_20_Emphasis">navegador</text:span> al editar HTML: </text:p>
      <text:p text:style-name="P43"><text:span text:style-name="T1">npm install --save-dev livereload connect-livereload<text:line-break/><text:line-break/>Requiere una estructura</text:span> mínima</text:p>
      <text:p text:style-name="P41">proyecto/<text:line-break/>├── public/<text:line-break/>│ <text:s text:c="2"/>└── index.html<text:line-break/>├── app.js<text:line-break/>├── package.json</text:p>
      <text:p text:style-name="P41"/>
      <text:p text:style-name="P41">Código para recarga:</text:p>
      <text:p text:style-name="P41"><text:line-break/>const express = require('express');<text:line-break/>const livereload = require('livereload');<text:line-break/>const connectLivereload = require('connect-livereload');<text:line-break/>const path = require('path');<text:line-break/><text:line-break/>const app = express();<text:line-break/>const port = 3000;<text:line-break/><text:line-break/>// LiveReload<text:line-break/>const liveReloadServer = livereload.createServer();<text:line-break/>liveReloadServer.watch(path.join(__dirname, 'public'));<text:line-break/><text:line-break/>app.use(connectLivereload());<text:line-break/>app.use(express.static('public'));<text:line-break/><text:line-break/>liveReloadServer.server.once('connection', () =&gt; {<text:line-break/> <text:s/>setTimeout(() =&gt; liveReloadServer.refresh('/'), 100);<text:line-break/>});<text:line-break/><text:line-break/>app.listen(port, () =&gt; {<text:line-break/> <text:s/>console.log(`Servidor escuchando en http://localhost:${port}`);<text:line-break/>});<text:line-break/></text:p>
      <text:p text:style-name="P44">En <text:span text:style-name="Source_20_Text">public/index.html</text:span> </text:p>
      <text:p text:style-name="P45"><text:span text:style-name="T7">&lt;</text:span><text:span text:style-name="T8">h1</text:span><text:span text:style-name="T7">&gt;</text:span>¡Hola Mundo!<text:span text:style-name="T7">&lt;/</text:span><text:span text:style-name="T8">h1</text:span><text:span text:style-name="T7">&gt;</text:span></text:p>
      <text:p text:style-name="P46">  <text:span text:style-name="T9">&lt;</text:span><text:span text:style-name="T10">p</text:span><text:span text:style-name="T9">&gt;</text:span><text:span text:style-name="T11">Edita este texto y guarda para ver el recargado en el navegador automáticamente.</text:span><text:span text:style-name="T9">&lt;/</text:span><text:span text:style-name="T10">p</text:span><text:span text:style-name="T9">&gt;</text:span></text:p>
      <text:p text:style-name="P44"><text:line-break/></text:p>
      <text:p text:style-name="P41"/>
      <text:p text:style-name="P41"/>
      <text:p text:style-name="P41"/>
      <text:p text:style-name="P47"/>
      <text:p text:style-name="P47"><text:soft-page-break/></text:p>
      <text:p text:style-name="P47"/>
      <text:p text:style-name="P47"/>
      <text:p text:style-name="P47"/>
      <text:p text:style-name="P48"/>
      <text:p text:style-name="P47"><text:line-break/></text:p>
      <text:p text:style-name="P4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8T14:36:06.552733000</meta:creation-date>
    <dc:date>2025-05-18T23:37:13.864844700</dc:date>
    <meta:editing-duration>PT13H26M25S</meta:editing-duration>
    <meta:editing-cycles>21</meta:editing-cycles>
    <meta:generator>LibreOffice/25.2.2.2$Windows_X86_64 LibreOffice_project/7370d4be9e3cf6031a51beef54ff3bda878e3fac</meta:generator>
    <meta:document-statistic meta:table-count="1" meta:image-count="0" meta:object-count="0" meta:page-count="7" meta:paragraph-count="79" meta:word-count="827" meta:character-count="5717" meta:non-whitespace-character-count="4867"/>
  </office:meta>
</office:document-meta>
</file>